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monospace" svg:font-family="monospace"/>
    <style:font-face style:name="system-ui" svg:font-family="system-ui, apple-system, blinkmacsystemfont, 'Segoe UI', helvetica, arial, sans-serif, 'Apple Color Emoji', 'Segoe UI Emoji', 'Segoe UI Symbol'"/>
  </office:font-face-decls>
  <office:automatic-styles>
    <style:style style:name="Tabla1" style:family="table">
      <style:table-properties style:width="14.891cm" fo:margin-left="-0.053cm" fo:margin-top="0cm" fo:margin-bottom="0cm" table:align="left" style:writing-mode="page"/>
    </style:style>
    <style:style style:name="Tabla1.A" style:family="table-column">
      <style:table-column-properties style:column-width="2.312cm"/>
    </style:style>
    <style:style style:name="Tabla1.B" style:family="table-column">
      <style:table-column-properties style:column-width="4.082cm"/>
    </style:style>
    <style:style style:name="Tabla1.C" style:family="table-column">
      <style:table-column-properties style:column-width="4.112cm"/>
    </style:style>
    <style:style style:name="Tabla1.D" style:family="table-column">
      <style:table-column-properties style:column-width="4.385cm"/>
    </style:style>
    <style:style style:name="Tabla1.1" style:family="table-row">
      <style:table-row-properties style:min-row-height="0.529cm" fo:keep-together="auto"/>
    </style:style>
    <style:style style:name="Tabla1.A1" style:family="table-cell">
      <style:table-cell-properties style:vertical-align="bottom" fo:padding-left="0.053cm" fo:padding-right="0.053cm" fo:padding-top="0cm" fo:padding-bottom="0cm" fo:border="none"/>
    </style:style>
    <style:style style:name="Tabla1.B1" style:family="table-cell">
      <style:table-cell-properties style:vertical-align="" fo:padding-left="0.053cm" fo:padding-right="0.053cm" fo:padding-top="0cm" fo:padding-bottom="0cm" fo:border="non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429cm" style:rel-column-width="9361*"/>
    </style:style>
    <style:style style:name="Tabla2.B" style:family="table-column">
      <style:table-column-properties style:column-width="2.429cm" style:rel-column-width="9362*"/>
    </style:style>
    <style:style style:name="Tabla2.G" style:family="table-column">
      <style:table-column-properties style:column-width="2.429cm" style:rel-column-width="9364*"/>
    </style:style>
    <style:style style:name="Tabla2.A1" style:family="table-cell">
      <style:table-cell-properties fo:padding="0cm" fo:border="none" style:writing-mode="page"/>
    </style:style>
    <style:style style:name="Tabla3" style:family="table">
      <style:table-properties style:width="16.039cm" fo:margin-left="-0.053cm" fo:margin-top="0cm" fo:margin-bottom="0cm" table:align="left" style:writing-mode="page"/>
    </style:style>
    <style:style style:name="Tabla3.A" style:family="table-column">
      <style:table-column-properties style:column-width="4.84cm"/>
    </style:style>
    <style:style style:name="Tabla3.B" style:family="table-column">
      <style:table-column-properties style:column-width="2.034cm"/>
    </style:style>
    <style:style style:name="Tabla3.C" style:family="table-column">
      <style:table-column-properties style:column-width="2.057cm"/>
    </style:style>
    <style:style style:name="Tabla3.D" style:family="table-column">
      <style:table-column-properties style:column-width="2.369cm"/>
    </style:style>
    <style:style style:name="Tabla3.1" style:family="table-row">
      <style:table-row-properties style:min-row-height="0.529cm" fo:keep-together="auto"/>
    </style:style>
    <style:style style:name="Tabla3.A1" style:family="table-cell">
      <style:table-cell-properties style:vertical-align="bottom" fo:padding-left="0.053cm" fo:padding-right="0.053cm" fo:padding-top="0cm" fo:padding-bottom="0cm" fo:border="none"/>
    </style:style>
    <style:style style:name="Tabla3.3" style:family="table-row">
      <style:table-row-properties style:min-row-height="0.556cm" fo:keep-together="auto"/>
    </style:style>
    <style:style style:name="Tabla3.A3" style:family="table-cell">
      <style:table-cell-properties style:vertical-align="middle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2b299" officeooo:paragraph-rsid="0002b299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2b299" officeooo:paragraph-rsid="0002b299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2b299" officeooo:paragraph-rsid="000e7a0e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bold" officeooo:rsid="0002b299" officeooo:paragraph-rsid="0002b299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2b299" officeooo:paragraph-rsid="0002b29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42dc3" officeooo:paragraph-rsid="00042dc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c645" officeooo:paragraph-rsid="000ec64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5568" officeooo:paragraph-rsid="000f556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e4e8" officeooo:paragraph-rsid="000fe4e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625b" officeooo:paragraph-rsid="0011625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d405" officeooo:paragraph-rsid="0013d405" style:font-size-asian="10.5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2pt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2pt" officeooo:rsid="0011625b" officeooo:paragraph-rsid="0011625b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font-size="12pt" officeooo:rsid="00128767" officeooo:paragraph-rsid="00128767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officeooo:rsid="00128767" officeooo:paragraph-rsid="0015c1b4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font-size="12pt" officeooo:rsid="00128767" officeooo:paragraph-rsid="001832df" style:font-size-asian="10.5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fo:font-weight="bold" officeooo:rsid="0011625b" officeooo:paragraph-rsid="0011625b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paragraph-rsid="00075f15"/>
    </style:style>
    <style:style style:name="P20" style:family="paragraph" style:parent-style-name="Standard">
      <style:paragraph-properties fo:text-align="start" style:justify-single-word="false">
        <style:tab-stops/>
      </style:paragraph-properties>
    </style:style>
    <style:style style:name="P21" style:family="paragraph" style:parent-style-name="Table_20_Contents">
      <style:paragraph-properties fo:text-align="start" style:justify-single-word="false"/>
      <style:text-properties officeooo:paragraph-rsid="00146676"/>
    </style:style>
    <style:style style:name="P22" style:family="paragraph" style:parent-style-name="Table_20_Contents">
      <style:paragraph-properties fo:text-align="start" style:justify-single-word="false"/>
      <style:text-properties officeooo:paragraph-rsid="001832df"/>
    </style:style>
    <style:style style:name="P2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4d098" officeooo:paragraph-rsid="000e7a0e" style:font-size-asian="15.75pt" style:font-weight-asian="normal" style:font-size-complex="18pt" style:font-weight-complex="normal"/>
    </style:style>
    <style:style style:name="P24" style:family="paragraph" style:parent-style-name="Standard">
      <style:paragraph-properties fo:text-align="center" style:justify-single-word="false"/>
      <style:text-properties officeooo:paragraph-rsid="0002b299"/>
    </style:style>
    <style:style style:name="P25" style:family="paragraph" style:parent-style-name="Standard">
      <style:paragraph-properties fo:text-align="end" style:justify-single-word="false">
        <style:tab-stops/>
      </style:paragraph-properties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27" style:family="paragraph" style:parent-style-name="Table_20_Contents">
      <style:paragraph-properties fo:text-align="start" style:justify-single-word="false"/>
      <style:text-properties fo:font-size="12pt" officeooo:rsid="00128767" officeooo:paragraph-rsid="001832df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rsid="00128767" officeooo:paragraph-rsid="00146676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fo:font-weight="normal" officeooo:rsid="0011625b" officeooo:paragraph-rsid="0011625b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2b299" officeooo:paragraph-rsid="0002b299" style:font-size-asian="9.60000038146973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42dc3" officeooo:paragraph-rsid="001e4417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d405" officeooo:paragraph-rsid="0013d40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4417" officeooo:paragraph-rsid="001e4417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>
        <style:tab-stops/>
      </style:paragraph-properties>
    </style:style>
    <style:style style:name="P35" style:family="paragraph" style:parent-style-name="Standard">
      <style:paragraph-properties fo:text-align="start" style:justify-single-word="false"/>
      <style:text-properties officeooo:paragraph-rsid="001e4417"/>
    </style:style>
    <style:style style:name="P36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P37" style:family="paragraph" style:parent-style-name="Standard">
      <style:paragraph-properties fo:text-align="justify" style:justify-single-word="false">
        <style:tab-stops/>
      </style:paragraph-properties>
    </style:style>
    <style:style style:name="P38" style:family="paragraph" style:parent-style-name="Standard">
      <style:paragraph-properties fo:text-align="end" style:justify-single-word="false">
        <style:tab-stops/>
      </style:paragraph-properties>
    </style:style>
    <style:style style:name="P39" style:family="paragraph" style:parent-style-name="Standard">
      <style:paragraph-properties fo:text-align="start" style:justify-single-word="false"/>
      <style:text-properties officeooo:rsid="001e4417" officeooo:paragraph-rsid="001e4417"/>
    </style:style>
    <style:style style:name="P40" style:family="paragraph" style:parent-style-name="Standard">
      <style:paragraph-properties fo:text-align="start" style:justify-single-word="false"/>
      <style:text-properties officeooo:rsid="001e6ae5" officeooo:paragraph-rsid="001e6ae5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075f15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042dc3" style:font-size-asian="10.5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1e4417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officeooo:rsid="001e6ae5" style:font-size-asian="10.5pt" style:font-weight-asian="normal" style:font-size-complex="12pt" style:font-weight-complex="normal"/>
    </style:style>
    <style:style style:name="T7" style:family="text">
      <style:text-properties officeooo:rsid="00075f15"/>
    </style:style>
    <style:style style:name="T8" style:family="text">
      <style:text-properties officeooo:rsid="000ec645"/>
    </style:style>
    <style:style style:name="T9" style:family="text">
      <style:text-properties fo:font-size="24pt" style:text-underline-style="solid" style:text-underline-width="auto" style:text-underline-color="font-color" fo:font-weight="bold" officeooo:rsid="0002b299" style:font-size-asian="21pt" style:font-weight-asian="bold" style:font-size-complex="24pt" style:font-weight-complex="bold"/>
    </style:style>
    <style:style style:name="T10" style:family="text">
      <style:text-properties fo:font-size="24pt" style:text-underline-style="solid" style:text-underline-width="auto" style:text-underline-color="font-color" fo:font-weight="bold" officeooo:rsid="000ec645" style:font-size-asian="21pt" style:font-weight-asian="bold" style:font-size-complex="24pt" style:font-weight-complex="bold"/>
    </style:style>
    <style:style style:name="T11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2" style:family="text">
      <style:text-properties officeooo:rsid="000f5568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128767"/>
    </style:style>
    <style:style style:name="T15" style:family="text">
      <style:text-properties officeooo:rsid="001d314f"/>
    </style:style>
    <style:style style:name="T16" style:family="text">
      <style:text-properties officeooo:rsid="001e4417"/>
    </style:style>
    <style:style style:name="T17" style:family="text">
      <style:text-properties fo:font-weight="bold" style:font-weight-asian="bold"/>
    </style:style>
    <style:style style:name="T18" style:family="text">
      <style:text-properties fo:font-style="italic" fo:font-weight="bold" style:font-style-asian="italic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9">T</text:span><text:span text:style-name="T10">RABAJO</text:span><text:span text:style-name="T9"> </text:span><text:span text:style-name="T10">PRACTICO</text:span><text:span text:style-name="T9"> </text:span><text:span text:style-name="T10">N</text:span><text:span text:style-name="T9">º</text:span><text:span text:style-name="T10">4</text:span><text:span text:style-name="T9"> </text:span><text:span text:style-name="T10">DE</text:span><text:span text:style-name="T9"> B</text:span><text:span text:style-name="T10">IG</text:span><text:span text:style-name="T9"> </text:span><text:span text:style-name="T10">DATA</text:span><text:span text:style-name="T9"> <text:s/></text:span><text:span text:style-name="T11">SOBRE MÉTODOS SUPERVISADOS: REGRESIÓN &amp; CLASIFICACIÓN USANDO LA EHP</text:span></text:p>
      <text:p text:style-name="P1"/>
      <text:p text:style-name="P1"/>
      <text:p text:style-name="P3">--------------------------------------------------------------------------------------------------------</text:p>
      <text:p text:style-name="P2">Integrantes:<text:span text:style-name="T1"> Tomas Rodríguez Heredia,Diego Exequiel Coria, Rocco Pimenta</text:span></text:p>
      <text:p text:style-name="P5">Fecha de entrega: Marte<text:span text:style-name="T8">s</text:span> <text:span text:style-name="T8">2</text:span> de <text:span text:style-name="T8">junio</text:span></text:p>
      <text:p text:style-name="P19"><text:span text:style-name="T3">Profesora: </text:span>R<text:span text:style-name="T7">omero</text:span> N<text:span text:style-name="T7">oelia</text:span> </text:p>
      <text:p text:style-name="P2"/>
      <text:p text:style-name="P2"/>
      <text:p text:style-name="P4">Introducción:</text:p>
      <text:p text:style-name="P7">En este cuarto trabajo estuvimos viendo los distintos metodos supervisados, usamos regresion, logic, vecinos cercanos, matrices de confusion y curvas ROC. Los aplicamos con los datos de la EPH que ya trabajamos en anteriores <text:span text:style-name="T12">instancias. En particular vamos a estar tratando mucho con lo referente a “ESTADO” que dice ocupados y desocupados.</text:span></text:p>
      <text:p text:style-name="P23">Parte 1:-----------------------------------------------------------------------</text:p>
      <text:p text:style-name="P6">1)</text:p>
      <text:p text:style-name="P8">Siguiendo la consigna de este primer punto usamos nuestro datos para dividir ocupados y desocupados y tambien si respondieron o no respondieron a la EPH. Luego dividmos nuestra base con test_split teniendo una difrecia entre 70% de entrenamiento y 30% de prueba.</text:p>
      <text:p text:style-name="P9">Con todo esto podemos hacer la tabla de medias.</text:p>
      <text:p text:style-name="P9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20"/>
          </table:table-cell>
          <table:table-cell table:style-name="Tabla1.B1" office:value-type="string">
            <text:p text:style-name="P26">Media del Entrenamiento</text:p>
          </table:table-cell>
          <table:table-cell table:style-name="Tabla1.B1" office:value-type="string">
            <text:p text:style-name="P26">Media de la Prueba</text:p>
          </table:table-cell>
          <table:table-cell table:style-name="Tabla1.B1" office:value-type="string">
            <text:p text:style-name="P26">Diferencia</text:p>
          </table:table-cell>
        </table:table-row>
        <table:table-row table:style-name="Tabla1.1">
          <table:table-cell table:style-name="Tabla1.B1" office:value-type="string">
            <text:p text:style-name="P26">CH04</text:p>
          </table:table-cell>
          <table:table-cell table:style-name="Tabla1.A1" office:value-type="string">
            <text:p text:style-name="P25">1,44</text:p>
          </table:table-cell>
          <table:table-cell table:style-name="Tabla1.A1" office:value-type="string">
            <text:p text:style-name="P25">1,4</text:p>
          </table:table-cell>
          <table:table-cell table:style-name="Tabla1.A1" office:value-type="string">
            <text:p text:style-name="P25">-0,04</text:p>
          </table:table-cell>
        </table:table-row>
        <table:table-row table:style-name="Tabla1.1">
          <table:table-cell table:style-name="Tabla1.B1" office:value-type="string">
            <text:p text:style-name="P26">CH06</text:p>
          </table:table-cell>
          <table:table-cell table:style-name="Tabla1.A1" office:value-type="string">
            <text:p text:style-name="P25">39,71</text:p>
          </table:table-cell>
          <table:table-cell table:style-name="Tabla1.A1" office:value-type="string">
            <text:p text:style-name="P25">39,9</text:p>
          </table:table-cell>
          <table:table-cell table:style-name="Tabla1.A1" office:value-type="string">
            <text:p text:style-name="P25">0,189999999999998</text:p>
          </table:table-cell>
        </table:table-row>
        <table:table-row table:style-name="Tabla1.1">
          <table:table-cell table:style-name="Tabla1.B1" office:value-type="string">
            <text:p text:style-name="P26">CH07</text:p>
          </table:table-cell>
          <table:table-cell table:style-name="Tabla1.A1" office:value-type="string">
            <text:p text:style-name="P25">2,89</text:p>
          </table:table-cell>
          <table:table-cell table:style-name="Tabla1.A1" office:value-type="string">
            <text:p text:style-name="P25">2,9</text:p>
          </table:table-cell>
          <table:table-cell table:style-name="Tabla1.A1" office:value-type="string">
            <text:p text:style-name="P25">0,00999999999999979</text:p>
          </table:table-cell>
        </table:table-row>
        <table:table-row table:style-name="Tabla1.1">
          <table:table-cell table:style-name="Tabla1.B1" office:value-type="string">
            <text:p text:style-name="P26">CH09</text:p>
          </table:table-cell>
          <table:table-cell table:style-name="Tabla1.A1" office:value-type="string">
            <text:p text:style-name="P25">1</text:p>
          </table:table-cell>
          <table:table-cell table:style-name="Tabla1.A1" office:value-type="string">
            <text:p text:style-name="P25">1</text:p>
          </table:table-cell>
          <table:table-cell table:style-name="Tabla1.A1" office:value-type="string">
            <text:p text:style-name="P25">0</text:p>
          </table:table-cell>
        </table:table-row>
        <table:table-row table:style-name="Tabla1.1">
          <table:table-cell table:style-name="Tabla1.B1" office:value-type="string">
            <text:p text:style-name="P26">CH12</text:p>
          </table:table-cell>
          <table:table-cell table:style-name="Tabla1.A1" office:value-type="string">
            <text:p text:style-name="P25">12,84</text:p>
          </table:table-cell>
          <table:table-cell table:style-name="Tabla1.A1" office:value-type="string">
            <text:p text:style-name="P25">12,77</text:p>
          </table:table-cell>
          <table:table-cell table:style-name="Tabla1.A1" office:value-type="string">
            <text:p text:style-name="P25">-0,0700000000000003</text:p>
          </table:table-cell>
        </table:table-row>
        <table:table-row table:style-name="Tabla1.1">
          <table:table-cell table:style-name="Tabla1.B1" office:value-type="string">
            <text:p text:style-name="P26">CH13</text:p>
          </table:table-cell>
          <table:table-cell table:style-name="Tabla1.A1" office:value-type="string">
            <text:p text:style-name="P25">0</text:p>
          </table:table-cell>
          <table:table-cell table:style-name="Tabla1.A1" office:value-type="string">
            <text:p text:style-name="P25">0</text:p>
          </table:table-cell>
          <table:table-cell table:style-name="Tabla1.A1" office:value-type="string">
            <text:p text:style-name="P25">0</text:p>
          </table:table-cell>
        </table:table-row>
        <table:table-row table:style-name="Tabla1.1">
          <table:table-cell table:style-name="Tabla1.B1" office:value-type="string">
            <text:p text:style-name="P26">CH14</text:p>
          </table:table-cell>
          <table:table-cell table:style-name="Tabla1.A1" office:value-type="string">
            <text:p text:style-name="P25">1,53</text:p>
          </table:table-cell>
          <table:table-cell table:style-name="Tabla1.A1" office:value-type="string">
            <text:p text:style-name="P25">1,37</text:p>
          </table:table-cell>
          <table:table-cell table:style-name="Tabla1.A1" office:value-type="string">
            <text:p text:style-name="P25">-0,16</text:p>
          </table:table-cell>
        </table:table-row>
        <table:table-row table:style-name="Tabla1.1">
          <table:table-cell table:style-name="Tabla1.B1" office:value-type="string">
            <text:p text:style-name="P26">ESTADO</text:p>
          </table:table-cell>
          <table:table-cell table:style-name="Tabla1.A1" office:value-type="string">
            <text:p text:style-name="P25">1,07</text:p>
          </table:table-cell>
          <table:table-cell table:style-name="Tabla1.A1" office:value-type="string">
            <text:p text:style-name="P25">1,06</text:p>
          </table:table-cell>
          <table:table-cell table:style-name="Tabla1.A1" office:value-type="string">
            <text:p text:style-name="P25">-0,01</text:p>
          </table:table-cell>
        </table:table-row>
        <table:table-row table:style-name="Tabla1.1">
          <table:table-cell table:style-name="Tabla1.B1" office:value-type="string">
            <text:p text:style-name="P26">PP3E_TOT</text:p>
          </table:table-cell>
          <table:table-cell table:style-name="Tabla1.A1" office:value-type="string">
            <text:p text:style-name="P25">32,57</text:p>
          </table:table-cell>
          <table:table-cell table:style-name="Tabla1.A1" office:value-type="string">
            <text:p text:style-name="P25">34,74</text:p>
          </table:table-cell>
          <table:table-cell table:style-name="Tabla1.A1" office:value-type="string">
            <text:p text:style-name="P25">2,17</text:p>
          </table:table-cell>
        </table:table-row>
        <table:table-row table:style-name="Tabla1.1">
          <table:table-cell table:style-name="Tabla1.B1" office:value-type="string">
            <text:p text:style-name="P26">PP3F_TOT</text:p>
          </table:table-cell>
          <table:table-cell table:style-name="Tabla1.A1" office:value-type="string">
            <text:p text:style-name="P25">1,13</text:p>
          </table:table-cell>
          <table:table-cell table:style-name="Tabla1.A1" office:value-type="string">
            <text:p text:style-name="P25">1,2</text:p>
          </table:table-cell>
          <table:table-cell table:style-name="Tabla1.A1" office:value-type="string">
            <text:p text:style-name="P25">0,0700000000000001</text:p>
          </table:table-cell>
        </table:table-row>
        <table:table-row table:style-name="Tabla1.1">
          <table:table-cell table:style-name="Tabla1.B1" office:value-type="string">
            <text:p text:style-name="P26">P21</text:p>
          </table:table-cell>
          <table:table-cell table:style-name="Tabla1.A1" office:value-type="string">
            <text:p text:style-name="P25">142674,09</text:p>
          </table:table-cell>
          <table:table-cell table:style-name="Tabla1.A1" office:value-type="string">
            <text:p text:style-name="P25">152238,36</text:p>
          </table:table-cell>
          <table:table-cell table:style-name="Tabla1.A1" office:value-type="string">
            <text:p text:style-name="P25">9564,26999999999</text:p>
          </table:table-cell>
        </table:table-row>
      </table:table>
      <text:p text:style-name="Standard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2)</text:p>
      <text:p text:style-name="P11">En este punto nos pide que con nuestra base de entrenamiento encontremos los coficientes y la variacion standar de las variables que estuvimos construyendo en los otros trabajos, teniendo de variable dependiente <text:span text:style-name="T16">a</text:span> Salario_semanal.</text:p>
      <text:p text:style-name="P11"/>
      <text:p text:style-name="P33">Como referencia para la construccion de esas variable tenemos:</text:p>
      <text:p text:style-name="P11"/>
      <text:p text:style-name="P11">CH06=Edad</text:p>
      <text:p text:style-name="P11">Estado+CH06= edad2</text:p>
      <text:p text:style-name="P11">CH12+CH13+CH14=educ</text:p>
      <text:p text:style-name="P11">2=mujer</text:p>
      <text:p text:style-name="P11">CH07=estado civil</text:p>
      <text:p text:style-name="P11">CH09=alfabeto</text:p>
      <text:p text:style-name="P11"/>
      <text:p text:style-name="P11"/>
      <table:table table:name="Tabla2" table:style-name="Tabla2">
        <table:table-column table:style-name="Tabla2.A"/>
        <table:table-column table:style-name="Tabla2.B" table:number-columns-repeated="5"/>
        <table:table-column table:style-name="Tabla2.G"/>
        <table:table-row>
          <table:table-cell table:style-name="Tabla2.A1" office:value-type="string">
            <text:p text:style-name="P14">Var.Dep:</text:p>
            <text:p text:style-name="P14">Salario_semanal</text:p>
          </table:table-cell>
          <table:table-cell table:style-name="Tabla2.A1" office:value-type="string">
            <text:p text:style-name="P14">Modelo 1</text:p>
          </table:table-cell>
          <table:table-cell table:style-name="Tabla2.A1" office:value-type="string">
            <text:p text:style-name="P14">Modelo 2</text:p>
          </table:table-cell>
          <table:table-cell table:style-name="Tabla2.A1" office:value-type="string">
            <text:p text:style-name="P14">Modelo 3</text:p>
          </table:table-cell>
          <table:table-cell table:style-name="Tabla2.A1" office:value-type="string">
            <text:p text:style-name="P14">Modelo 4</text:p>
          </table:table-cell>
          <table:table-cell table:style-name="Tabla2.A1" office:value-type="string">
            <text:p text:style-name="P14">Modelo 5</text:p>
          </table:table-cell>
          <table:table-cell table:style-name="Tabla2.A1" office:value-type="string">
            <text:p text:style-name="P15">Modelo 6</text:p>
          </table:table-cell>
        </table:table-row>
        <table:table-row>
          <table:table-cell table:style-name="Tabla2.A1" office:value-type="string">
            <text:p text:style-name="P14">Variables</text:p>
          </table:table-cell>
          <table:table-cell table:style-name="Tabla2.A1" office:value-type="string">
            <text:p text:style-name="P14">(1)</text:p>
          </table:table-cell>
          <table:table-cell table:style-name="Tabla2.A1" office:value-type="string">
            <text:p text:style-name="P14">(2)</text:p>
          </table:table-cell>
          <table:table-cell table:style-name="Tabla2.A1" office:value-type="string">
            <text:p text:style-name="P14">(3)</text:p>
          </table:table-cell>
          <table:table-cell table:style-name="Tabla2.A1" office:value-type="string">
            <text:p text:style-name="P14">(4)</text:p>
          </table:table-cell>
          <table:table-cell table:style-name="Tabla2.A1" office:value-type="string">
            <text:p text:style-name="P14">(5)</text:p>
          </table:table-cell>
          <table:table-cell table:style-name="Tabla2.A1" office:value-type="string">
            <text:p text:style-name="P15">(6)</text:p>
          </table:table-cell>
        </table:table-row>
        <table:table-row>
          <table:table-cell table:style-name="Tabla2.A1" office:value-type="string">
            <text:p text:style-name="P14">Edad</text:p>
          </table:table-cell>
          <table:table-cell table:style-name="Tabla2.A1" office:value-type="string">
            <text:p text:style-name="P17">Coef: </text:p>
            <text:p text:style-name="P17">5686.73<text:span text:style-name="T15">1</text:span></text:p>
            <text:p text:style-name="P17">Std: </text:p>
            <text:p text:style-name="P22">1964.62 </text:p>
            <text:p text:style-name="P15"/>
          </table:table-cell>
          <table:table-cell table:style-name="Tabla2.A1" office:value-type="string">
            <text:p text:style-name="P17">Coef:</text:p>
            <text:p text:style-name="P22">815.25<text:span text:style-name="T15">3</text:span> </text:p>
            <text:p text:style-name="P17">Std:</text:p>
            <text:p text:style-name="P22">975.3<text:span text:style-name="T14">0</text:span> </text:p>
          </table:table-cell>
          <table:table-cell table:style-name="Tabla2.A1" office:value-type="string">
            <text:p text:style-name="P15">Coef: </text:p>
            <text:p text:style-name="P15">1187.12<text:span text:style-name="T15">3</text:span> </text:p>
            <text:p text:style-name="P15">Std:</text:p>
            <text:p text:style-name="P15">985.90 </text:p>
          </table:table-cell>
          <table:table-cell table:style-name="Tabla2.A1" office:value-type="string">
            <text:p text:style-name="P15">Coef: </text:p>
            <text:p text:style-name="P15">1261.63<text:span text:style-name="T15">4</text:span> </text:p>
            <text:p text:style-name="P15">Std:</text:p>
            <text:p text:style-name="P15">984.367 </text:p>
          </table:table-cell>
          <table:table-cell table:style-name="Tabla2.A1" office:value-type="string">
            <text:p text:style-name="P15">Coef: </text:p>
            <text:p text:style-name="P15">867.83<text:span text:style-name="T15">8</text:span></text:p>
            <text:p text:style-name="P15">Std:</text:p>
            <text:p text:style-name="P15">1030.26</text:p>
          </table:table-cell>
          <table:table-cell table:style-name="Tabla2.A1" office:value-type="string">
            <text:p text:style-name="P15">Coef: </text:p>
            <text:p text:style-name="P15">970.19<text:span text:style-name="T15">2</text:span> </text:p>
            <text:p text:style-name="P15">Std:</text:p>
            <text:p text:style-name="P15">1036.54 </text:p>
          </table:table-cell>
        </table:table-row>
        <table:table-row>
          <table:table-cell table:style-name="Tabla2.A1" office:value-type="string">
            <text:p text:style-name="P14">Edad2</text:p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28">Coef: <text:s text:c="2"/></text:p>
            <text:p text:style-name="P21">-1.97e+05 </text:p>
            <text:p text:style-name="P15">Std:</text:p>
            <text:p text:style-name="P15">5.82e+04 </text:p>
          </table:table-cell>
          <table:table-cell table:style-name="Tabla2.A1" office:value-type="string">
            <text:p text:style-name="P15">Coef: </text:p>
            <text:p text:style-name="P15">-1.65e+05 </text:p>
            <text:p text:style-name="P15">Std:</text:p>
            <text:p text:style-name="P15">5.95e+04 </text:p>
          </table:table-cell>
          <table:table-cell table:style-name="Tabla2.A1" office:value-type="string">
            <text:p text:style-name="P15">Coef: </text:p>
            <text:p text:style-name="P15">-1.50e+05 </text:p>
            <text:p text:style-name="P15">Std:</text:p>
            <text:p text:style-name="P15">5.96e+04 </text:p>
          </table:table-cell>
          <table:table-cell table:style-name="Tabla2.A1" office:value-type="string">
            <text:p text:style-name="P15">Coef: </text:p>
            <text:p text:style-name="P15">-1.42e+05 </text:p>
            <text:p text:style-name="P15">Std:</text:p>
            <text:p text:style-name="P15">6.00e+04 </text:p>
          </table:table-cell>
          <table:table-cell table:style-name="Tabla2.A1" office:value-type="string">
            <text:p text:style-name="P15">Coef: </text:p>
            <text:p text:style-name="P15">-1.61e+05 </text:p>
            <text:p text:style-name="P15">Std:</text:p>
            <text:p text:style-name="P15">6.37e+04 </text:p>
          </table:table-cell>
        </table:table-row>
        <table:table-row>
          <table:table-cell table:style-name="Tabla2.A1" office:value-type="string">
            <text:p text:style-name="P14">Educ</text:p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6">Coef:</text:p>
            <text:p text:style-name="P16">1.41e+04 <text:s/></text:p>
            <text:p text:style-name="P15">Std:</text:p>
            <text:p text:style-name="P15">9.82e+03 </text:p>
          </table:table-cell>
          <table:table-cell table:style-name="Tabla2.A1" office:value-type="string">
            <text:p text:style-name="P15">Coef: </text:p>
            <text:p text:style-name="P15">1.75e+04 </text:p>
            <text:p text:style-name="P15">Std:</text:p>
            <text:p text:style-name="P15">9.92e+03 </text:p>
          </table:table-cell>
          <table:table-cell table:style-name="Tabla2.A1" office:value-type="string">
            <text:p text:style-name="P15">Coef: </text:p>
            <text:p text:style-name="P15">1.77e+04 </text:p>
            <text:p text:style-name="P15">Std:</text:p>
            <text:p text:style-name="P15">9.92e+03 </text:p>
          </table:table-cell>
          <table:table-cell table:style-name="Tabla2.A1" office:value-type="string">
            <text:p text:style-name="P15">Coef: </text:p>
            <text:p text:style-name="P15">1.88e+04 </text:p>
            <text:p text:style-name="P15">Std:</text:p>
            <text:p text:style-name="P15">1.00e+04 </text:p>
          </table:table-cell>
        </table:table-row>
        <table:table-row>
          <table:table-cell table:style-name="Tabla2.A1" office:value-type="string">
            <text:p text:style-name="P14">Mujer</text:p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5">Coef: </text:p>
            <text:p text:style-name="P15">-1.708e+05 </text:p>
            <text:p text:style-name="P15">Std:</text:p>
            <text:p text:style-name="P15">5.3e+04 </text:p>
          </table:table-cell>
          <table:table-cell table:style-name="Tabla2.A1" office:value-type="string">
            <text:p text:style-name="P15">Coef: </text:p>
            <text:p text:style-name="P15">-1.685e+05 </text:p>
            <text:p text:style-name="P15">Std:</text:p>
            <text:p text:style-name="P15">5.3e+04 </text:p>
          </table:table-cell>
          <table:table-cell table:style-name="Tabla2.A1" office:value-type="string">
            <text:p text:style-name="P15">Coef: </text:p>
            <text:p text:style-name="P15">-1.704e+05 </text:p>
            <text:p text:style-name="P15">Std:</text:p>
            <text:p text:style-name="P15">5.3e+04 </text:p>
          </table:table-cell>
        </table:table-row>
        <table:table-row>
          <table:table-cell table:style-name="Tabla2.A1" office:value-type="string">
            <text:p text:style-name="P14">Estado civil</text:p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5">Coef: </text:p>
            <text:p text:style-name="P15">-2.225e+04 </text:p>
            <text:p text:style-name="P15"/>
            <text:p text:style-name="P15">Std:</text:p>
            <text:p text:style-name="P15">1.72e+04 </text:p>
          </table:table-cell>
          <table:table-cell table:style-name="Tabla2.A1" office:value-type="string">
            <text:p text:style-name="P17">Coef:</text:p>
            <text:p text:style-name="P17">-2.238e+04 </text:p>
            <text:p text:style-name="P17"><text:s/></text:p>
            <text:p text:style-name="P15">Std:</text:p>
            <text:p text:style-name="P15">1.72e+04 </text:p>
          </table:table-cell>
        </table:table-row>
        <table:table-row>
          <table:table-cell table:style-name="Tabla2.A1" office:value-type="string">
            <text:p text:style-name="P14">Alfabeto</text:p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5"/>
          </table:table-cell>
          <table:table-cell table:style-name="Tabla2.A1" office:value-type="string">
            <text:p text:style-name="P15">Coef: </text:p>
            <text:p text:style-name="P15">2.11e+05 </text:p>
            <text:p text:style-name="P15"/>
            <text:p text:style-name="P15">Std:</text:p>
            <text:p text:style-name="P15">2.34e+05 </text:p>
          </table:table-cell>
        </table:table-row>
        <table:table-row>
          <table:table-cell table:style-name="Tabla2.A1" office:value-type="string">
            <text:p text:style-name="P18">N<text:span text:style-name="T13"> (observaciones)</text:span></text:p>
            <text:p text:style-name="P29">R2</text:p>
          </table:table-cell>
          <table:table-cell table:style-name="Tabla2.A1" office:value-type="string">
            <text:p text:style-name="P13">2567 </text:p>
          </table:table-cell>
          <table:table-cell table:style-name="Tabla2.A1" office:value-type="string">
            <text:p text:style-name="P13">2567 </text:p>
          </table:table-cell>
          <table:table-cell table:style-name="Tabla2.A1" office:value-type="string">
            <text:p text:style-name="P13">2567 </text:p>
          </table:table-cell>
          <table:table-cell table:style-name="Tabla2.A1" office:value-type="string">
            <text:p text:style-name="P13">2567 </text:p>
          </table:table-cell>
          <table:table-cell table:style-name="Tabla2.A1" office:value-type="string">
            <text:p text:style-name="P13">2567 </text:p>
          </table:table-cell>
          <table:table-cell table:style-name="Tabla2.A1" office:value-type="string">
            <text:p text:style-name="P13">2567 </text:p>
          </table:table-cell>
        </table:table-row>
      </table:table>
      <text:p text:style-name="P10"/>
      <text:p text:style-name="P31"><text:tab/><text:tab/><text:tab/><text:tab/><text:tab/><text:tab/><text:tab/><text:tab/><text:tab/><text:tab/><text:tab/><text:tab/><text:tab/><text:tab/></text:p>
      <text:p text:style-name="P31"><text:soft-page-break/></text:p>
      <text:p text:style-name="P31"/>
      <text:p text:style-name="P31"><text:span text:style-name="T16">3)</text:span></text:p>
      <text:p text:style-name="P33">Para este punto usamos nuestra base de testeo para sacar salario_semanal sombrerito, para lograr esto nos vamos a apoyar en los coeficientes del anterior punto y estas metricas de testeo:</text:p>
      <text:p text:style-name="P35"><text:span text:style-name="T5">MSE = Error cuadratico medio o Mean squared error</text:span></text:p>
      <text:p text:style-name="P39"><text:span text:style-name="T2">RMSE= Raiz del error cuadriatico medio o Root mean squared error</text:span></text:p>
      <text:p text:style-name="P39"><text:span text:style-name="T2">MAE= Error absoluto medio o Mean absolute error</text:span></text:p>
      <text:p text:style-name="P3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 table:number-columns-repeated="3"/>
        <table:table-row table:style-name="Tabla3.1">
          <table:table-cell table:style-name="Tabla3.A1" office:value-type="string">
            <text:p text:style-name="P20"><text:span text:style-name="T17"><text:s/>Enfoque de Validación:</text:span></text:p>
          </table:table-cell>
          <table:table-cell table:style-name="Tabla3.A1" office:value-type="string">
            <text:p text:style-name="P36"/>
          </table:table-cell>
          <table:table-cell table:style-name="Tabla3.A1" office:value-type="string">
            <text:p text:style-name="P36"/>
          </table:table-cell>
          <table:table-cell table:style-name="Tabla3.A1" office:value-type="string">
            <text:p text:style-name="P36"/>
          </table:table-cell>
          <table:table-cell table:style-name="Tabla3.A1" office:value-type="string">
            <text:p text:style-name="P36"/>
          </table:table-cell>
          <table:table-cell table:style-name="Tabla3.A1" office:value-type="string">
            <text:p text:style-name="P36"/>
          </table:table-cell>
        </table:table-row>
        <table:table-row table:style-name="Tabla3.1">
          <table:table-cell table:style-name="Tabla3.A1" office:value-type="string">
            <text:p text:style-name="P20">Var. Dep: salario_semanal</text:p>
          </table:table-cell>
          <table:table-cell table:style-name="Tabla3.A1" office:value-type="string">
            <text:p text:style-name="P20">Modelo 1</text:p>
          </table:table-cell>
          <table:table-cell table:style-name="Tabla3.A1" office:value-type="string">
            <text:p text:style-name="P20">Modelo 2</text:p>
          </table:table-cell>
          <table:table-cell table:style-name="Tabla3.A1" office:value-type="string">
            <text:p text:style-name="P20">Modelo 3</text:p>
          </table:table-cell>
          <table:table-cell table:style-name="Tabla3.A1" office:value-type="string">
            <text:p text:style-name="P20">Modelo 4</text:p>
          </table:table-cell>
          <table:table-cell table:style-name="Tabla3.A1" office:value-type="string">
            <text:p text:style-name="P20">Modelo 5</text:p>
          </table:table-cell>
        </table:table-row>
        <table:table-row table:style-name="Tabla3.3">
          <table:table-cell table:style-name="Tabla3.A3" office:value-type="string">
            <text:p text:style-name="P37"><text:span text:style-name="T18">MSE test</text:span></text:p>
          </table:table-cell>
          <table:table-cell table:style-name="Tabla3.A3" office:value-type="string">
            <text:p text:style-name="P20">1617823574948,76</text:p>
          </table:table-cell>
          <table:table-cell table:style-name="Tabla3.A1" office:value-type="string">
            <text:p text:style-name="P25">1506023676753,9</text:p>
          </table:table-cell>
          <table:table-cell table:style-name="Tabla3.A1" office:value-type="string">
            <text:p text:style-name="P25">1502722060665,09</text:p>
          </table:table-cell>
          <table:table-cell table:style-name="Tabla3.A1" office:value-type="string">
            <text:p text:style-name="P25">1495379093158,6</text:p>
          </table:table-cell>
          <table:table-cell table:style-name="Tabla3.A1" office:value-type="string">
            <text:p text:style-name="P25">1487648397078,7</text:p>
          </table:table-cell>
        </table:table-row>
        <table:table-row table:style-name="Tabla3.3">
          <table:table-cell table:style-name="Tabla3.A3" office:value-type="string">
            <text:p text:style-name="P37"><text:span text:style-name="T18">RMSE test</text:span></text:p>
          </table:table-cell>
          <table:table-cell table:style-name="Tabla3.A3" office:value-type="string">
            <text:p text:style-name="P20">1271936,94</text:p>
          </table:table-cell>
          <table:table-cell table:style-name="Tabla3.A1" office:value-type="string">
            <text:p text:style-name="P25">1227201,56</text:p>
          </table:table-cell>
          <table:table-cell table:style-name="Tabla3.A1" office:value-type="string">
            <text:p text:style-name="P25">1225855,64</text:p>
          </table:table-cell>
          <table:table-cell table:style-name="Tabla3.A1" office:value-type="string">
            <text:p text:style-name="P25">1222856,94</text:p>
          </table:table-cell>
          <table:table-cell table:style-name="Tabla3.A1" office:value-type="string">
            <text:p text:style-name="P25">1219691,93</text:p>
          </table:table-cell>
        </table:table-row>
        <table:table-row table:style-name="Tabla3.3">
          <table:table-cell table:style-name="Tabla3.A3" office:value-type="string">
            <text:p text:style-name="P37"><text:span text:style-name="T18">MAE test</text:span></text:p>
          </table:table-cell>
          <table:table-cell table:style-name="Tabla3.A3" office:value-type="string">
            <text:p text:style-name="P20">703918,77</text:p>
          </table:table-cell>
          <table:table-cell table:style-name="Tabla3.A1" office:value-type="string">
            <text:p text:style-name="P25">657471,70</text:p>
          </table:table-cell>
          <table:table-cell table:style-name="Tabla3.A1" office:value-type="string">
            <text:p text:style-name="P25">664552,19</text:p>
          </table:table-cell>
          <table:table-cell table:style-name="Tabla3.A1" office:value-type="string">
            <text:p text:style-name="P25">675634,28</text:p>
          </table:table-cell>
          <table:table-cell table:style-name="Tabla3.A1" office:value-type="string">
            <text:p text:style-name="P25">680804,34</text:p>
          </table:table-cell>
        </table:table-row>
      </table:table>
      <text:p text:style-name="Standard"/>
      <text:p text:style-name="P35"><text:span text:style-name="T4"><text:tab/><text:tab/><text:tab/><text:tab/><text:tab/><text:tab/><text:tab/><text:tab/><text:tab/><text:tab/><text:tab/><text:tab/></text:span></text:p>
      <text:p text:style-name="P39"><text:span text:style-name="T4">5</text:span><text:span text:style-name="T2">)</text:span></text:p>
      <text:p text:style-name="P39"><text:span text:style-name="T2">En este quinto punto buscamos implementar metodos de regresion logistica (Logit) y vecinos cercanos (KNN) en nuestra base de entrenamiento y para la de testeo una matriz de confusion y el AUC de curvas ROC.</text:span></text:p>
      <text:p text:style-name="P39"><text:span text:style-name="T2">Tuvimos que hacer una limpieza de datos debido a que los modelos resultaban muy perfectos, para eso utilizamos una matriz de correlacion y descubrimos que nuestra variable problemática era “P21” que utilizamos para el salario_semanal. Sabiendo eso pudimos obtener resultados mas logicos para nuestras predicciones.</text:span></text:p>
      <text:p text:style-name="P35"><text:span text:style-name="T5"/></text:p>
      <text:p text:style-name="P39"><text:span text:style-name="T2">Para nuestra base de entrenamiento El metodo de regresion lineal nos devolvio un accuracy test del: 0,12 </text:span></text:p>
      <text:p text:style-name="P39"><text:span text:style-name="T2">Con vecinos cercanos la exactitud del modelo nos dio un: 0,36</text:span></text:p>
      <text:p text:style-name="P39"><text:span text:style-name="T2">en nuestra base de testeo con la matriz de confusion vemos una aproximacion de: 0,11 y para nuestro ultimo planteo con curvas ROC al sacar el AUC </text:span><text:span text:style-name="T6">que nos da 0,81 siendo la mejor aproximacion de lejos.</text:span></text:p>
      <text:p text:style-name="P39"><text:span text:style-name="T6"/></text:p>
      <text:p text:style-name="P40"><text:span text:style-name="T2">Logit: 0,12</text:span></text:p>
      <text:p text:style-name="P40"><text:span text:style-name="T2">KNN:0,36</text:span></text:p>
      <text:p text:style-name="P40"><text:span text:style-name="T2">Matriz de confusion: 0,11</text:span></text:p>
      <text:p text:style-name="P40"><text:span text:style-name="T2">AUC: 0,81</text:span></text:p>
      <text:p text:style-name="P39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monospace" svg:font-family="monospace"/>
    <style:font-face style:name="system-ui" svg:font-family="system-ui, apple-system, blinkmacsystemfont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6T11:33:55.684000000</meta:creation-date>
    <dc:date>2025-05-30T15:33:32.392000000</dc:date>
    <meta:editing-duration>PT8H28M</meta:editing-duration>
    <meta:editing-cycles>25</meta:editing-cycles>
    <meta:generator>LibreOffice/7.5.1.2$Windows_X86_64 LibreOffice_project/fcbaee479e84c6cd81291587d2ee68cba099e129</meta:generator>
    <meta:document-statistic meta:table-count="3" meta:image-count="0" meta:object-count="0" meta:page-count="3" meta:paragraph-count="223" meta:word-count="617" meta:character-count="4133" meta:non-whitespace-character-count="3638"/>
  </office:meta>
</office:document-meta>
</file>